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text-properties officeooo:paragraph-rsid="0018178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a274" officeooo:paragraph-rsid="0018a274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d500" officeooo:paragraph-rsid="0019d500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a274" style:font-size-asian="18pt" style:font-style-asian="normal" style:font-weight-asian="normal" style:font-size-complex="18pt"/>
    </style:style>
    <style:style style:name="T5" style:family="text">
      <style:text-properties officeooo:rsid="0018a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The People’s Assembly, convening on the </text:span><text:span text:style-name="T4">23rd</text:span><text:span text:style-name="T3"> of </text:span><text:span text:style-name="T4">September</text:span><text:span text:style-name="T3"> 2020 under the </text:span><text:span text:style-name="T4">24th</text:span><text:span text:style-name="T3"> PA Meeting.</text:span></text:p>
      <text:p text:style-name="P1"/>
      <text:p text:style-name="P1">The Assembly, recognising the current situation,</text:p>
      <text:p text:style-name="P1"/>
      <text:p text:style-name="P5">Constitutes the need to amend 1.6 to include a need that at least 33% of communities are present, and 1.11 that at least 25% of communities are present.</text:p>
      <text:p text:style-name="P1"/>
      <text:p text:style-name="P1">And proceeds.</text:p>
      <text:p text:style-name="P1"/>
      <text:p text:style-name="P1">Signed by,</text:p>
      <text:p text:style-name="P4">yoran</text:p>
      <text:p text:style-name="P1"/>
      <text:p text:style-name="P1"/>
      <text:p text:style-name="P1"/>
      <text:p text:style-name="P2"><text:span text:style-name="T1">[</text:span><text:span text:style-name="T2">Motion 24-2: To make it so there are at least 33% of communities have a representative in a meeting (and 20/25% in an extraordinary meeting) because rn if porpoistan sends all its representatives they can host a full meeting on their ow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09-23T15:05:39.082567891</dc:date>
    <meta:editing-duration>PT7M7S</meta:editing-duration>
    <meta:editing-cycles>5</meta:editing-cycles>
    <meta:generator>LibreOffice/7.0.1.2$Linux_X86_64 LibreOffice_project/88a63c56098013eb4038e11ebe7c8c0daab09aa8</meta:generator>
    <meta:document-statistic meta:table-count="0" meta:image-count="0" meta:object-count="0" meta:page-count="1" meta:paragraph-count="7" meta:word-count="96" meta:character-count="556" meta:non-whitespace-character-count="467"/>
  </office:meta>
</office:document-meta>
</file>